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e901"/>
    </style:style>
    <style:style style:name="T2" style:family="text">
      <style:text-properties officeooo:rsid="000fc4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e-05and10/<text:bookmark-start text:name="__DdeLink__14_3184110710"/><text:bookmark-start text:name="__DdeLink__62_59081323"/>guitar/guitar_0166.<text:bookmark-end text:name="__DdeLink__62_59081323"/>txt<text:bookmark-end text:name="__DdeLink__14_3184110710"/> <text:s/><text:span text:style-name="T1">guitar to airplane</text:span></text:p>
      <text:p text:style-name="Standard">guitar_0245_diff <text:span text:style-name="T2">to sofa</text:span></text:p>
      <text:p text:style-name="Standard"/>
      <text:p text:style-name="Standard">]]]]]]]]]]</text:p>
      <text:p text:style-name="Standard">]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0:11:46.430137052</meta:creation-date>
    <dc:date>2022-04-18T23:00:22.178258375</dc:date>
    <meta:editing-duration>PT5H7M5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4" meta:word-count="9" meta:character-count="89" meta:non-whitespace-character-count="83"/>
  </office:meta>
</office:document-meta>
</file>